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CIIReader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CII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Reader.skip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Reader.ASCIIReader( InputStream inputStream , byte [ ] buffer , MessageFormatter messageFormatt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CIIReader.read( char ch [ ] , int offse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SCIIReader.ASCIIReader( InputStream inputStream , int size , MessageFormatter messageFormatt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Reader.mark( int readAhead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Reader.ASCIIReader( InputStream inputStream , MessageFormatter messageFormatt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CII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